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eorgia" svg:font-family="Georgia, serif"/>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6.849cm" table:align="left"/>
    </style:style>
    <style:style style:name="Tabela1.A" style:family="table-column">
      <style:table-column-properties style:column-width="1.836cm"/>
    </style:style>
    <style:style style:name="Tabela1.B" style:family="table-column">
      <style:table-column-properties style:column-width="2.621cm"/>
    </style:style>
    <style:style style:name="Tabela1.C" style:family="table-column">
      <style:table-column-properties style:column-width="2.392cm"/>
    </style:style>
    <style:style style:name="Tabela1.A1" style:family="table-cell">
      <style:table-cell-properties style:vertical-align="middle" fo:padding="0.049cm"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paragraph-properties fo:margin-left="0.767cm" fo:margin-right="0cm" fo:text-indent="0cm" style:auto-text-indent="false"/>
    </style:style>
    <style:style style:name="P6" style:family="paragraph" style:parent-style-name="Header">
      <style:paragraph-properties fo:padding="0.074cm" fo:border-left="none" fo:border-right="none" fo:border-top="none" fo:border-bottom="0.002cm solid #000000" style:join-border="false"/>
      <style:text-properties fo:font-style="italic" style:font-style-asian="italic" style:font-style-complex="italic"/>
    </style:style>
    <style:style style:name="P7" style:family="paragraph" style:parent-style-name="Heading_20_3">
      <style:paragraph-properties fo:margin-left="0.767cm" fo:margin-right="0cm" fo:text-indent="0cm" style:auto-text-indent="false"/>
    </style:style>
    <style:style style:name="P8" style:family="paragraph" style:parent-style-name="Preformatted_20_Text">
      <style:paragraph-properties fo:margin-left="0.767cm" fo:margin-right="0cm" fo:margin-top="0cm" fo:margin-bottom="0cm" fo:text-indent="0cm" style:auto-text-indent="false" fo:padding="0cm" fo:border="none"/>
    </style:style>
    <style:style style:name="P9" style:family="paragraph" style:parent-style-name="Table_20_Contents">
      <style:paragraph-properties fo:margin-top="0cm" fo:margin-bottom="0.499cm"/>
    </style:style>
    <style:style style:name="T1" style:family="text">
      <style:text-properties style:font-name="Georgia" fo:font-size="14.25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span text:style-name="Strong_20_Emphasis">Background</text:span></text:h>
      <text:h text:style-name="Heading_20_3" text:outline-level="3">SQLite</text:h>
      <text:p text:style-name="Text_20_body">SQLite is a relational database management system (RDBMS). If most RDBMSs such as MySQL, Oracle, etc. are standalone server processes, then SQLite is embedded because it is provided in the form of a library that is linked in applications.</text:p>
      <text:p text:style-name="Text_20_body">Like other RDBMSs, data is accessed in a SQLite database by using Structured Query Language (SQL).</text:p>
      <text:h text:style-name="Heading_20_3" text:outline-level="3"><text:span text:style-name="Strong_20_Emphasis">Android SQLite Java Classes</text:span></text:h>
      <text:p text:style-name="Text_20_body"><text:span text:style-name="Strong_20_Emphasis"><text:span text:style-name="T1">Cursor</text:span></text:span>: a class provides access to the results of a database query. Its methods include:</text:p>
      <text:list xml:id="list6634852415029778933" text:style-name="L1">
        <text:list-item>
          <text:p text:style-name="P1">close(): release all resources used by cursor and close it.</text:p>
        </text:list-item>
        <text:list-item>
          <text:p text:style-name="P1">getCount(): returns the number of rows contained within the result set.</text:p>
        </text:list-item>
        <text:list-item>
          <text:p text:style-name="P1">moveToFirst(): moves to the first row in the result set.</text:p>
        </text:list-item>
        <text:list-item>
          <text:p text:style-name="P1">moveToLast(): moves to the last row in the result set.</text:p>
        </text:list-item>
        <text:list-item>
          <text:p text:style-name="P1">moveToNext(): moves to the next row in the result set.</text:p>
        </text:list-item>
        <text:list-item>
          <text:p text:style-name="P1">move(): moves by a specified offset from the current position in the result set.</text:p>
        </text:list-item>
        <text:list-item>
          <text:p text:style-name="P1">get&lt;type&gt;() (such as getInt(), getDouble(), so on): returns the value of the specified &lt;type&gt; contained at the specified column index of the row at the current cursor position.</text:p>
        </text:list-item>
      </text:list>
      <text:p text:style-name="Text_20_body"/>
      <text:p text:style-name="Text_20_body"/>
      <text:p text:style-name="Text_20_body"><text:span text:style-name="Strong_20_Emphasis">SQLiteDatabase </text:span>provides the primary interface between the application code and underlying SQLite database. Its methods include:</text:p>
      <text:list xml:id="list5375679667968944042" text:style-name="L2">
        <text:list-item>
          <text:p text:style-name="P2">insert(): inserts a new row into a database table.</text:p>
        </text:list-item>
        <text:list-item>
          <text:p text:style-name="P2">delete(): deletes rows from a database table</text:p>
        </text:list-item>
        <text:list-item>
          <text:p text:style-name="P2">query(): performs a specified database query and returns matching results via a Cursor object.</text:p>
        </text:list-item>
        <text:list-item>
          <text:p text:style-name="P2">execSQL(): executes a single SQL Statement that does not return result data.</text:p>
        </text:list-item>
        <text:list-item>
          <text:p text:style-name="P2">rawQuery(): executes an SQL query statement and returns matching results in the form of a Cursor object.</text:p>
        </text:list-item>
      </text:list>
      <text:p text:style-name="Text_20_body"><text:span text:style-name="Strong_20_Emphasis">SQLiteOpenHelper </text:span>is designed to make it easier to create and update databases. Its methods include:</text:p>
      <text:list xml:id="list3074959531641467192" text:style-name="L3">
        <text:list-item>
          <text:p text:style-name="P3">onCreate(): called when the database is created for the first time.</text:p>
        </text:list-item>
        <text:list-item>
          <text:p text:style-name="P3">onUpgrade(): called in the event that the application code contains a more recent database version number reference.</text:p>
        </text:list-item>
        <text:list-item>
          <text:p text:style-name="P3">onOpen(): called when the database is opened.</text:p>
        </text:list-item>
        <text:list-item>
          <text:p text:style-name="P3">getWritableDatabase(): opens or creates a database for reading and writing.</text:p>
        </text:list-item>
        <text:list-item>
          <text:p text:style-name="P3">getReadableDatabase(): creates or opens a database for reading only.</text:p>
        </text:list-item>
        <text:list-item>
          <text:p text:style-name="P3">close(): closes the database.</text:p>
        </text:list-item>
      </text:list>
      <text:p text:style-name="Text_20_body"><text:span text:style-name="Strong_20_Emphasis">ContentValues </text:span>allows key/value pairs to be declared consisting of table column identifiers and the values to be stored in each column. Its methods include:</text:p>
      <text:list xml:id="list5704412498120264734" text:style-name="L4">
        <text:list-item>
          <text:p text:style-name="P4">put(): adds a value to the set.</text:p>
        </text:list-item>
      </text:list>
      <text:p text:style-name="Standard"/>
      <text:p text:style-name="Standard"/>
      <text:p text:style-name="Standard"/>
      <text:h text:style-name="Heading_20_2" text:outline-level="2"><text:soft-page-break/><text:span text:style-name="Strong_20_Emphasis">Create a Database Android Application</text:span></text:h>
      <text:p text:style-name="Text_20_body">We will create a database Android application that has a UI as follows:</text:p>
      <text:p text:style-name="Text_20_body"><draw:frame draw:style-name="fr1" draw:name="grafika1" text:anchor-type="as-char" svg:width="6.417cm" svg:height="9.618cm" draw:z-index="3"><draw:image xlink:href="https://dzone.com/storage/temp/7408348-1.png" xlink:type="simple" xlink:show="embed" xlink:actuate="onLoad"/></draw:frame></text:p>
      <text:p text:style-name="Text_20_body">My application will interact with a database named StudentDB.db, which contains a single table named Student. The Student table schema will look like this:</text:p>
      <text:p text:style-name="Text_20_body"><draw:frame draw:style-name="fr2" draw:name="grafika2" text:anchor-type="as-char" svg:width="13.914cm" svg:height="1.847cm" draw:z-index="0"><draw:image xlink:href="https://dzone.com/storage/temp/7408352-2.png" xlink:type="simple" xlink:show="embed" xlink:actuate="onLoad"/><svg:title>Image title</svg:title></draw:frame></text:p>
      <text:p text:style-name="Text_20_body">The application will consist of an activity and a database handler class (MyDBHandler class). The database handler will be a subclass of SQLiteOpenHelper and will provide an abstract layer between the underlying SQLite database and the activity class. A third class (Student class) will need to be implemented to hold the database entry data as it is passed between the activity and the handler. My application model can be shown in the following figure:</text:p>
      <text:p text:style-name="Text_20_body"><draw:frame draw:style-name="fr2" draw:name="grafika3" text:anchor-type="as-char" svg:width="11.763cm" svg:height="4.9cm" draw:z-index="16"><draw:image xlink:href="https://dzone.com/storage/temp/7408353-3.png" xlink:type="simple" xlink:show="embed" xlink:actuate="onLoad"/></draw:frame></text:p>
      <text:p text:style-name="Text_20_body"><text:span text:style-name="Strong_20_Emphasis">Data Model Class</text:span></text:p>
      <text:p text:style-name="Text_20_body">The Student class contains fields, constructors, and properties as follows:<text:line-break/><text:soft-page-break/><draw:frame draw:style-name="fr1" draw:name="grafika4" text:anchor-type="as-char" svg:width="6.034cm" svg:height="5.013cm" draw:z-index="4"><draw:image xlink:href="https://dzone.com/storage/temp/7408354-4.png" xlink:type="simple" xlink:show="embed" xlink:actuate="onLoad"/></draw:frame></text:p>
      <text:p text:style-name="Text_20_body">We create the Student class in the Android Studio 3.0 by selecting app &gt; java.</text:p>
      <text:p text:style-name="Text_20_body"><draw:frame draw:style-name="fr2" draw:name="grafika5" text:anchor-type="as-char" svg:width="10.363cm" svg:height="5.158cm" draw:z-index="1"><draw:image xlink:href="https://dzone.com/storage/temp/7408355-5.png" xlink:type="simple" xlink:show="embed" xlink:actuate="onLoad"/><svg:title>Image title</svg:title></draw:frame></text:p>
      <text:p text:style-name="Text_20_body">Right-click the myfirstdatabase package and selecting New &gt; Java Class.</text:p>
      <text:p text:style-name="Text_20_body"><draw:frame draw:style-name="fr2" draw:name="grafika6" text:anchor-type="as-char" svg:width="12.499cm" svg:height="2.439cm" draw:z-index="17"><draw:image xlink:href="https://dzone.com/storage/temp/7408356-6.png" xlink:type="simple" xlink:show="embed" xlink:actuate="onLoad"/></draw:frame></text:p>
      <text:p text:style-name="Text_20_body">Type Student in the Name item, maintain the default options, and click the OK button:</text:p>
      <text:p text:style-name="Text_20_body"><draw:frame draw:style-name="fr2" draw:name="grafika7" text:anchor-type="as-char" svg:width="11.344cm" svg:height="8.135cm" draw:z-index="2"><draw:image xlink:href="https://dzone.com/storage/temp/7408357-7.png" xlink:type="simple" xlink:show="embed" xlink:actuate="onLoad"/><svg:title>Image title</svg:title></draw:frame></text:p>
      <text:p text:style-name="Text_20_body"><text:soft-page-break/>Adding the following lines of code for the Student class:</text:p>
      <text:p text:style-name="P8">public class Student {</text:p>
      <text:p text:style-name="P8"><text:s/>// fields</text:p>
      <text:p text:style-name="P8"><text:s/>private int studentID;</text:p>
      <text:p text:style-name="P8"><text:s/>private String studentName;</text:p>
      <text:p text:style-name="P8"><text:s/>// constructors</text:p>
      <text:p text:style-name="P8"><text:s/>public Student() {}</text:p>
      <text:p text:style-name="P8"><text:s/>public Student(int id, String studentname) {</text:p>
      <text:p text:style-name="P8"><text:s text:c="3"/>this.studentID = id;</text:p>
      <text:p text:style-name="P8"><text:s text:c="3"/>this.studentName = studentname;</text:p>
      <text:p text:style-name="P8"><text:s text:c="2"/>}</text:p>
      <text:p text:style-name="P8"><text:s text:c="2"/>// properties</text:p>
      <text:p text:style-name="P8"><text:s/>public void setID(int id) {</text:p>
      <text:p text:style-name="P8"><text:s text:c="2"/>this.studentID = id;</text:p>
      <text:p text:style-name="P8"><text:s/>}</text:p>
      <text:p text:style-name="P8"><text:s/>public int getID() {</text:p>
      <text:p text:style-name="P8"><text:s text:c="2"/>return this.studentID;</text:p>
      <text:p text:style-name="P8"><text:s/>}</text:p>
      <text:p text:style-name="P8"><text:s/>public void setStudentName(String studentname) {</text:p>
      <text:p text:style-name="P8"><text:s text:c="2"/>this.studentName = studentname;</text:p>
      <text:p text:style-name="P8"><text:s/>}</text:p>
      <text:p text:style-name="P8"><text:s/>public String getStudentName() {</text:p>
      <text:p text:style-name="P8"><text:s text:c="2"/>return this.studentName;</text:p>
      <text:p text:style-name="P8"><text:s/>}</text:p>
      <text:p text:style-name="P8">}</text:p>
      <text:h text:style-name="P7" text:outline-level="3">Data Handler Class</text:h>
      <text:p text:style-name="Text_20_body">The database handler class is a subclass of SQLiteOpenHelper class, named MyDBHandler, as in the following figure:<text:line-break/><draw:frame draw:style-name="fr1" draw:name="grafika8" text:anchor-type="as-char" svg:width="7.938cm" svg:height="4.445cm" draw:z-index="5"><draw:image xlink:href="https://dzone.com/storage/temp/7408359-8.png" xlink:type="simple" xlink:show="embed" xlink:actuate="onLoad"/><svg:title>Image title</svg:title></draw:frame></text:p>
      <text:p text:style-name="Text_20_body">The MyDBHandler class contains fields, constructors, and methods, as follows:</text:p>
      <text:p text:style-name="Text_20_body"><text:soft-page-break/><draw:frame draw:style-name="fr1" draw:name="grafika9" text:anchor-type="as-char" svg:width="7.938cm" svg:height="11.631cm" draw:z-index="6"><draw:image xlink:href="https://dzone.com/storage/temp/7409207-1.png" xlink:type="simple" xlink:show="embed" xlink:actuate="onLoad"/><svg:title>Image title</svg:title></draw:frame></text:p>
      <text:p text:style-name="Text_20_body">Steps for creating the MyDBHandler class like the Student class and its code can look like this:</text:p>
      <text:p text:style-name="P8">public class MyDBHandler extends SQLiteOpenHelper {</text:p>
      <text:p text:style-name="P8"><text:s/>//information of database</text:p>
      <text:p text:style-name="P8"><text:s/>private static final int DATABASE_VERSION = 1;</text:p>
      <text:p text:style-name="P8"><text:s/>private static final String DATABASE_NAME = "studentDB.db";</text:p>
      <text:p text:style-name="P8"><text:s/>public static final String TABLE_NAME = "Student";</text:p>
      <text:p text:style-name="P8"><text:s/>public static final String COLUMN_ID = "StudentID";</text:p>
      <text:p text:style-name="P8"><text:s/>public static final String COLUMN_NAME = "StudentName";</text:p>
      <text:p text:style-name="P8"><text:s/>//initialize the database</text:p>
      <text:p text:style-name="P8"><text:s/>public MyDBHandler(Context context, Stringname, SQLiteDatabase.CursorFactoryfactory, intversion) {</text:p>
      <text:p text:style-name="P8"><text:s text:c="2"/>super(context, DATABASE_NAME, factory, DATABASE_VERSION);</text:p>
      <text:p text:style-name="P8"><text:s/>}</text:p>
      <text:p text:style-name="P8"><text:s/>@Override</text:p>
      <text:p text:style-name="P8"><text:s/>public void onCreate(SQLiteDatabase db) {}</text:p>
      <text:p text:style-name="P8"><text:s/>@Override</text:p>
      <text:p text:style-name="P8"><text:s/>public void onUpgrade(SQLiteDatabase db, int i, int i1) {}</text:p>
      <text:p text:style-name="P8"><text:s/>public String loadHandler() {}</text:p>
      <text:p text:style-name="P8"><text:s/>public void addHandler(Student student) {}</text:p>
      <text:p text:style-name="P8"><text:s/>public Student findHandler(String studentname) {}</text:p>
      <text:p text:style-name="P8"><text:s/>public boolean deleteHandler(int ID) {}</text:p>
      <text:p text:style-name="P8"><text:s/>public boolean updateHandler(int ID, String name) {}</text:p>
      <text:p text:style-name="P8">}</text:p>
      <text:p text:style-name="P5">We must also use import statements, as follows:</text:p>
      <text:p text:style-name="P8">import android.database.sqlite.SQLiteDatabase;</text:p>
      <text:p text:style-name="P8">import android.database.sqlite.SQLiteOpenHelper;</text:p>
      <text:p text:style-name="P8">import android.content.Context;</text:p>
      <text:p text:style-name="P8">import android.content.ContentValues;</text:p>
      <text:p text:style-name="P8">import android.database.Cursor;</text:p>
      <text:p text:style-name="P5"><text:span text:style-name="Strong_20_Emphasis">Initialize the Database</text:span></text:p>
      <text:p text:style-name="Text_20_body">The database can be initialized in the constructor of the MyDBHandler class. The code of this constructor looks like this:</text:p>
      <text:p text:style-name="P8">public MyDBHandler(Context context, Stringname,</text:p>
      <text:p text:style-name="P8"><text:s/>SQLiteDatabase.CursorFactoryfactory, intversion) {</text:p>
      <text:p text:style-name="P8"><text:s/>super(context, DATABASE_NAME, factory, DATABASE_VERSION);</text:p>
      <text:p text:style-name="P8">}</text:p>
      <text:p text:style-name="P5"><text:span text:style-name="Strong_20_Emphasis">Create the Student Table</text:span></text:p>
      <text:p text:style-name="Text_20_body">The SQL statement creates a table:</text:p>
      <text:p text:style-name="P8">CREATE TABLE table_name(</text:p>
      <text:p text:style-name="P8"><text:s/>column1 datatype,</text:p>
      <text:p text:style-name="P8"><text:s/>column2 datatype,</text:p>
      <text:p text:style-name="P8"><text:s/>column3 datatype,</text:p>
      <text:p text:style-name="P8"><text:s/>....</text:p>
      <text:p text:style-name="P8">);</text:p>
      <text:p text:style-name="P5">We need to convert the SQL statement to a string and implement it by using <text:soft-page-break/>the execSQL() method of a SQLiteDatabase object. All of these statements will be put inside the onCreate method of the handler class, as follows:</text:p>
      <text:p text:style-name="P8">public void onCreate(SQLiteDatabase db) {</text:p>
      <text:p text:style-name="P8"><text:s/>String CREATE_TABLE = "CREATE TABLE" + TABLE_NAME + "(" + COLUMN_ID +</text:p>
      <text:p text:style-name="P8"><text:s text:c="2"/>"INTEGER PRIMARYKEY," + COLUMN_NAME + "TEXT )";</text:p>
      <text:p text:style-name="P8"><text:s/>db.execSQL(CREATE_TABLE);</text:p>
      <text:p text:style-name="P8">}</text:p>
      <text:p text:style-name="P5">Our application can load all of the students from the database, add a new student to the database, remove a student from the database, find a student from the database and modify the information of a student from the database. Therefore, we need to add corresponding methods to the handler class.</text:p>
      <text:p text:style-name="Text_20_body"><text:span text:style-name="Strong_20_Emphasis">Load Data</text:span></text:p>
      <text:p text:style-name="Text_20_body">To load data, we use a SQL query statement:</text:p>
      <text:p text:style-name="P8">SELECT * FROM table_name;</text:p>
      <text:p text:style-name="P5">The result of above SQL statement is a table. We use the rawQuery() method of a SQLiteDatabase object to implement SQL statement and display result via a Cursor object. The following code will demonstrate the loadHandler method:</text:p>
      <text:p text:style-name="P8">public String loadHandler() {</text:p>
      <text:p text:style-name="P8"><text:s/>String result = "";</text:p>
      <text:p text:style-name="P8"><text:s/>String query = "Select*FROM" + TABLE_NAME;</text:p>
      <text:p text:style-name="P8"><text:s/>SQLiteDatabase db = this.getWritableDatabase();</text:p>
      <text:p text:style-name="P8"><text:s/>Cursor cursor = db.rawQuery(query, null);</text:p>
      <text:p text:style-name="P8"><text:s/>while (cursor.moveToNext()) {</text:p>
      <text:p text:style-name="P8"><text:s text:c="2"/>int result_0 = cursor.getInt(0);</text:p>
      <text:p text:style-name="P8"><text:s text:c="2"/>String result_1 = cursor.getString(1);</text:p>
      <text:p text:style-name="P8"><text:s text:c="2"/>result += String.valueOf(result_0) + " " + result_1 +</text:p>
      <text:p text:style-name="P8"><text:s text:c="3"/>System.getProperty("line.separator");</text:p>
      <text:p text:style-name="P8"><text:s/>}</text:p>
      <text:p text:style-name="P8"><text:s/>cursor.close();</text:p>
      <text:p text:style-name="P8"><text:s/>db.close();</text:p>
      <text:p text:style-name="P8"><text:s/>return result;</text:p>
      <text:p text:style-name="P8">}</text:p>
      <text:p text:style-name="P5"><text:span text:style-name="Strong_20_Emphasis">Add a New Record</text:span></text:p>
      <text:p text:style-name="Text_20_body">To add a new record to the database, we must use the ContentValues object with the put() method that is used to assign data to ContentsValues object and then use insert() method of SQLiteDatabase object to insert data to the database. The addHandler method can look like this:</text:p>
      <text:p text:style-name="P8">public void addHandler(Student student) {</text:p>
      <text:p text:style-name="P8"><text:s/>ContentValues values = new ContentValues();</text:p>
      <text:p text:style-name="P8"><text:s/>values.put(COLUMN_ID, student.getID());</text:p>
      <text:p text:style-name="P8"><text:s/>values.put(COLUMN_NAME, student.getStudentName());</text:p>
      <text:p text:style-name="P8"><text:s/>SQLiteDatabase db = this.getWritableDatabase();</text:p>
      <text:p text:style-name="P8"><text:s/>db.insert(TABLE_NAME, null, values);</text:p>
      <text:p text:style-name="P8"><text:s/>db.close();</text:p>
      <text:p text:style-name="P8">}</text:p>
      <text:p text:style-name="P5"><text:span text:style-name="Strong_20_Emphasis">Find Information by Condition</text:span></text:p>
      <text:p text:style-name="Text_20_body">To find information in the database by condition, we must use the SQL query statement as follows:</text:p>
      <text:p text:style-name="P8">SELECT * FROM table_name WHERE column_name;</text:p>
      <text:p text:style-name="P5">In the next step, we save the result that is returned from implementation of the rawQuery() method of the SQLiteDatabase object into a Cursor object and find the matching result in this object. The code of the findHandler method looks like this:</text:p>
      <text:p text:style-name="P8">public Student findHandler(Stringstudentname) {</text:p>
      <text:p text:style-name="P8"><text:s/>Stringquery = "Select * FROM " + TABLE_NAME + "WHERE" + COLUMN_NAME + " = " + "'" + studentname + "'";</text:p>
      <text:p text:style-name="P8"><text:s/>SQLiteDatabase db = this.getWritableDatabase();</text:p>
      <text:p text:style-name="P8"><text:s/>Cursor cursor = db.rawQuery(query, null);</text:p>
      <text:p text:style-name="P8"><text:s/>Student student = new Student();</text:p>
      <text:p text:style-name="P8"><text:s/>if (cursor.moveToFirst()) {</text:p>
      <text:p text:style-name="P8"><text:s text:c="2"/>cursor.moveToFirst();</text:p>
      <text:p text:style-name="P8"><text:s text:c="2"/>student.setID(Integer.parseInt(cursor.getString(0)));</text:p>
      <text:p text:style-name="P8"><text:s text:c="2"/>student.setStudentName(cursor.getString(1));</text:p>
      <text:p text:style-name="P8"><text:s text:c="2"/>cursor.close();</text:p>
      <text:p text:style-name="P8"><text:s/>} else {</text:p>
      <text:p text:style-name="P8"><text:s text:c="2"/>student = null;</text:p>
      <text:p text:style-name="P8"><text:s/>}</text:p>
      <text:p text:style-name="P8"><text:soft-page-break/><text:s/>db.close();</text:p>
      <text:p text:style-name="P8"><text:s/>return student;</text:p>
      <text:p text:style-name="P8">}</text:p>
      <text:p text:style-name="P5"><text:span text:style-name="Strong_20_Emphasis">Delete a Record by Condition </text:span></text:p>
      <text:p text:style-name="Text_20_body">To delete a record by condition, we must use a SQL query statement, as follows:</text:p>
      <text:p text:style-name="P8">SELECT * FROM table_name WHERE column_name;</text:p>
      <text:p text:style-name="P5">We will save the result that is returned from the implementation of the rawQuery() method of the SQLiteDatabase object into a Cursor object and find the matching result in this object. In the final step, we use the delete() method of the SQLiteDatabase object to delete the record. The code of the deleteHandler method looks like:</text:p>
      <text:p text:style-name="P8">public boolean deleteHandler(int ID) {</text:p>
      <text:p text:style-name="P8"><text:s/>booleanresult = false;</text:p>
      <text:p text:style-name="P8"><text:s/>Stringquery = "Select*FROM" + TABLE_NAME + "WHERE" + COLUMN_ID + "= '" + String.valueOf(ID) + "'";</text:p>
      <text:p text:style-name="P8"><text:s/>SQLiteDatabase db = this.getWritableDatabase();</text:p>
      <text:p text:style-name="P8"><text:s/>Cursor cursor = db.rawQuery(query, null);</text:p>
      <text:p text:style-name="P8"><text:s/>Student student = new Student();</text:p>
      <text:p text:style-name="P8"><text:s/>if (cursor.moveToFirst()) {</text:p>
      <text:p text:style-name="P8"><text:s text:c="2"/>student.setID(Integer.parseInt(cursor.getString(0)));</text:p>
      <text:p text:style-name="P8"><text:s text:c="2"/>db.delete(TABLE_NAME, COLUMN_ID + "=?",</text:p>
      <text:p text:style-name="P8"><text:s text:c="3"/>newString[] {</text:p>
      <text:p text:style-name="P8"><text:s text:c="4"/>String.valueOf(student.getID())</text:p>
      <text:p text:style-name="P8"><text:s text:c="3"/>});</text:p>
      <text:p text:style-name="P8"><text:s text:c="2"/>cursor.close();</text:p>
      <text:p text:style-name="P8"><text:s text:c="2"/>result = true;</text:p>
      <text:p text:style-name="P8"><text:s/>}</text:p>
      <text:p text:style-name="P8"><text:s/>db.close();</text:p>
      <text:p text:style-name="P8"><text:s/>return result;</text:p>
      <text:p text:style-name="P8">}</text:p>
      <text:p text:style-name="P5"><text:span text:style-name="Strong_20_Emphasis">Update Information of a Record </text:span></text:p>
      <text:p text:style-name="Text_20_body">To update the information of a record, we can use the ContentValues object and the update() method of the SQLiteDatabase object. Use the updateHandler() method as follows:</text:p>
      <text:p text:style-name="P8">public boolean updateHandler(int ID, String name) {</text:p>
      <text:p text:style-name="P8"><text:s/>SQLiteDatabase db = this.getWritableDatabase();</text:p>
      <text:p text:style-name="P8"><text:s/>ContentValues args = new ContentValues();</text:p>
      <text:p text:style-name="P8"><text:s/>args.put(COLUMN_ID, ID);</text:p>
      <text:p text:style-name="P8"><text:s/>args.put(COLUMN_NAME, name);</text:p>
      <text:p text:style-name="P8"><text:s/>return db.update(TABLE_NAME, args, COLUMN_ID + "=" + ID, null) &gt; 0;</text:p>
      <text:p text:style-name="P8">}</text:p>
      <text:h text:style-name="P7" text:outline-level="3">Main Activity</text:h>
      <text:p text:style-name="Text_20_body">So far, let’s look at our application model again:<text:line-break/><draw:frame draw:style-name="fr2" draw:name="grafika10" text:anchor-type="as-char" svg:width="11.802cm" svg:height="6.059cm" draw:z-index="7"><draw:image xlink:href="https://dzone.com/storage/temp/7408380-10.png" xlink:type="simple" xlink:show="embed" xlink:actuate="onLoad"/><svg:title>Image title</svg:title></draw:frame></text:p>
      <text:p text:style-name="Text_20_body">And our user interface:</text:p>
      <text:p text:style-name="Text_20_body"><text:soft-page-break/><draw:frame draw:style-name="fr1" draw:name="grafika11" text:anchor-type="as-char" svg:width="10.292cm" svg:height="11.495cm" draw:z-index="8"><draw:image xlink:href="https://dzone.com/storage/temp/7408381-11.png" xlink:type="simple" xlink:show="embed" xlink:actuate="onLoad"/><svg:title>Image title</svg:title></draw:frame></text:p>
      <text:p text:style-name="Text_20_body">Controls used in above UI include:</text:p>
      <table:table table:name="Tabela1" table:style-name="Tabela1">
        <table:table-column table:style-name="Tabela1.A"/>
        <table:table-column table:style-name="Tabela1.B"/>
        <table:table-column table:style-name="Tabela1.C"/>
        <table:table-row>
          <table:table-cell table:style-name="Tabela1.A1" office:value-type="string">
            <text:p text:style-name="P9"><text:span text:style-name="Strong_20_Emphasis">Controls</text:span></text:p>
          </table:table-cell>
          <table:table-cell table:style-name="Tabela1.A1" office:value-type="string">
            <text:p text:style-name="P9"><text:span text:style-name="Strong_20_Emphasis">text atrribute</text:span></text:p>
          </table:table-cell>
          <table:table-cell table:style-name="Tabela1.A1" office:value-type="string">
            <text:p text:style-name="P9"><text:span text:style-name="Strong_20_Emphasis">id attribute</text:span></text:p>
          </table:table-cell>
        </table:table-row>
        <table:table-row>
          <table:table-cell table:style-name="Tabela1.A1" office:value-type="string">
            <text:p text:style-name="P9">EditText</text:p>
          </table:table-cell>
          <table:table-cell table:style-name="Tabela1.A1" office:value-type="string">
            <text:p text:style-name="P9">Student ID</text:p>
          </table:table-cell>
          <table:table-cell table:style-name="Tabela1.A1" office:value-type="string">
            <text:p text:style-name="P9">studentid</text:p>
          </table:table-cell>
        </table:table-row>
        <table:table-row>
          <table:table-cell table:style-name="Tabela1.A1" office:value-type="string">
            <text:p text:style-name="P9">EditText</text:p>
          </table:table-cell>
          <table:table-cell table:style-name="Tabela1.A1" office:value-type="string">
            <text:p text:style-name="P9">Student Name</text:p>
          </table:table-cell>
          <table:table-cell table:style-name="Tabela1.A1" office:value-type="string">
            <text:p text:style-name="P9">studentname</text:p>
          </table:table-cell>
        </table:table-row>
        <table:table-row>
          <table:table-cell table:style-name="Tabela1.A1" office:value-type="string">
            <text:p text:style-name="P9">Button</text:p>
          </table:table-cell>
          <table:table-cell table:style-name="Tabela1.A1" office:value-type="string">
            <text:p text:style-name="P9">LOAD DATA</text:p>
          </table:table-cell>
          <table:table-cell table:style-name="Tabela1.A1" office:value-type="string">
            <text:p text:style-name="P9">btnload</text:p>
          </table:table-cell>
        </table:table-row>
        <table:table-row>
          <table:table-cell table:style-name="Tabela1.A1" office:value-type="string">
            <text:p text:style-name="P9">Button</text:p>
          </table:table-cell>
          <table:table-cell table:style-name="Tabela1.A1" office:value-type="string">
            <text:p text:style-name="P9">ADD</text:p>
          </table:table-cell>
          <table:table-cell table:style-name="Tabela1.A1" office:value-type="string">
            <text:p text:style-name="P9">btnadd</text:p>
          </table:table-cell>
        </table:table-row>
        <table:table-row>
          <table:table-cell table:style-name="Tabela1.A1" office:value-type="string">
            <text:p text:style-name="P9">Button</text:p>
          </table:table-cell>
          <table:table-cell table:style-name="Tabela1.A1" office:value-type="string">
            <text:p text:style-name="P9">FIND</text:p>
          </table:table-cell>
          <table:table-cell table:style-name="Tabela1.A1" office:value-type="string">
            <text:p text:style-name="P9">btnfind</text:p>
          </table:table-cell>
        </table:table-row>
        <table:table-row>
          <table:table-cell table:style-name="Tabela1.A1" office:value-type="string">
            <text:p text:style-name="P9">Button</text:p>
          </table:table-cell>
          <table:table-cell table:style-name="Tabela1.A1" office:value-type="string">
            <text:p text:style-name="P9">DELETE</text:p>
          </table:table-cell>
          <table:table-cell table:style-name="Tabela1.A1" office:value-type="string">
            <text:p text:style-name="P9">btndelete</text:p>
          </table:table-cell>
        </table:table-row>
        <table:table-row>
          <table:table-cell table:style-name="Tabela1.A1" office:value-type="string">
            <text:p text:style-name="P9">Button</text:p>
          </table:table-cell>
          <table:table-cell table:style-name="Tabela1.A1" office:value-type="string">
            <text:p text:style-name="P9">UPDATE</text:p>
          </table:table-cell>
          <table:table-cell table:style-name="Tabela1.A1" office:value-type="string">
            <text:p text:style-name="P9">btnupdate</text:p>
          </table:table-cell>
        </table:table-row>
        <table:table-row>
          <table:table-cell table:style-name="Tabela1.A1" office:value-type="string">
            <text:p text:style-name="P9">TextView</text:p>
          </table:table-cell>
          <table:table-cell table:style-name="Tabela1.A1" office:value-type="string">
            <text:p text:style-name="P9"/>
          </table:table-cell>
          <table:table-cell table:style-name="Tabela1.A1" office:value-type="string">
            <text:p text:style-name="P9">lst</text:p>
          </table:table-cell>
        </table:table-row>
      </table:table>
      <text:p text:style-name="Text_20_body">The code for the click event of the buttons and results is as follows:</text:p>
      <text:p text:style-name="Text_20_body">Code for the LOAD DATA button:</text:p>
      <text:p text:style-name="P8">public void loadStudents(View view) {</text:p>
      <text:p text:style-name="P8"><text:s/>MyDBHandler dbHandler = new MyDBHandler(this, null, null, 1);</text:p>
      <text:p text:style-name="P8"><text:s/>lst.setText(dbHandler.loadHanler());</text:p>
      <text:p text:style-name="P8"><text:s/>studentid.setText("");</text:p>
      <text:p text:style-name="P8"><text:s/>studentname.setText("");</text:p>
      <text:p text:style-name="P8">}</text:p>
      <text:p text:style-name="P5">In the XML file:</text:p>
      <text:p text:style-name="P8">&lt;Button</text:p>
      <text:p text:style-name="P8">android:id="@+id/btnload"</text:p>
      <text:p text:style-name="P8">android:onClick="loadStudents"</text:p>
      <text:p text:style-name="P8">android:text="@string/Load"</text:p>
      <text:p text:style-name="P8">......</text:p>
      <text:p text:style-name="P8">/&gt;</text:p>
      <text:p text:style-name="P5">The result looks like this:</text:p>
      <text:p text:style-name="Text_20_body"><text:soft-page-break/><draw:frame draw:style-name="fr1" draw:name="grafika12" text:anchor-type="as-char" svg:width="7.938cm" svg:height="9.174cm" draw:z-index="9"><draw:image xlink:href="https://dzone.com/storage/temp/7408383-12.png" xlink:type="simple" xlink:show="embed" xlink:actuate="onLoad"/><svg:title>Image title</svg:title></draw:frame></text:p>
      <text:p text:style-name="Text_20_body">Code for the ADD button:</text:p>
      <text:p text:style-name="P8">public void addStudent(View view) {</text:p>
      <text:p text:style-name="P8"><text:s/>MyDBHandler dbHandler = new MyDBHandler(this, null, null, 1);</text:p>
      <text:p text:style-name="P8"><text:s/>int id = Integer.parseInt(studentid.getText().toString());</text:p>
      <text:p text:style-name="P8"><text:s/>String name = studentname.getText().toString();</text:p>
      <text:p text:style-name="P8"><text:s/>Student student = new Student(id, name);</text:p>
      <text:p text:style-name="P8"><text:s/>dbHandler.addHandler(student);</text:p>
      <text:p text:style-name="P8"><text:s/>studentid.setText("");</text:p>
      <text:p text:style-name="P8"><text:s/>studentname.setText("");</text:p>
      <text:p text:style-name="P8">}</text:p>
      <text:p text:style-name="P5">In the XML file:</text:p>
      <text:p text:style-name="P8">&lt;Button</text:p>
      <text:p text:style-name="P8">android:id="@+id/btnadd"</text:p>
      <text:p text:style-name="P8">android:onClick="addStudent"</text:p>
      <text:p text:style-name="P8">android:text="@string/Add"</text:p>
      <text:p text:style-name="P8">.... /&gt;</text:p>
      <text:p text:style-name="P5">Code for the FIND button:</text:p>
      <text:p text:style-name="P8">public void findStudent(View view) {</text:p>
      <text:p text:style-name="P8"><text:s/>MyDBHandler dbHandler = new MyDBHandler(this, null, null, 1);</text:p>
      <text:p text:style-name="P8"><text:s/>Studentstudent =</text:p>
      <text:p text:style-name="P8"><text:s text:c="2"/>dbHandler.findHandler(studentname.getText().toString());</text:p>
      <text:p text:style-name="P8"><text:s/>if (student != null) {</text:p>
      <text:p text:style-name="P8"><text:s text:c="2"/>lst.setText(String.valueOf(student.getID()) + " " + student.getStudentName() + System.getProperty("line.separator"));</text:p>
      <text:p text:style-name="P8"><text:s text:c="2"/>studentid.setText("");</text:p>
      <text:p text:style-name="P8"><text:s text:c="2"/>studentname.setText("");</text:p>
      <text:p text:style-name="P8"><text:s/>} else {</text:p>
      <text:p text:style-name="P8"><text:s text:c="2"/>lst.setText("No Match Found");</text:p>
      <text:p text:style-name="P8"><text:s text:c="2"/>studentid.setText("");</text:p>
      <text:p text:style-name="P8"><text:s text:c="2"/>studentname.setText("");</text:p>
      <text:p text:style-name="P8"><text:s/>}</text:p>
      <text:p text:style-name="P8">}</text:p>
      <text:p text:style-name="P5">In the XML file:</text:p>
      <text:p text:style-name="P8">&lt;Button</text:p>
      <text:p text:style-name="P8">android:id="@+id/btnfind"</text:p>
      <text:p text:style-name="P8">android:onClick="findStudent"</text:p>
      <text:p text:style-name="P8">android:text="@string/Find"..../&gt;</text:p>
      <text:p text:style-name="P5">The result looks like this:</text:p>
      <text:p text:style-name="Text_20_body"><text:soft-page-break/><draw:frame draw:style-name="fr1" draw:name="grafika13" text:anchor-type="as-char" svg:width="7.938cm" svg:height="8.493cm" draw:z-index="12"><draw:image xlink:href="https://dzone.com/storage/temp/7408384-13.png" xlink:type="simple" xlink:show="embed" xlink:actuate="onLoad"/></draw:frame><draw:frame draw:style-name="fr1" draw:name="grafika14" text:anchor-type="as-char" svg:width="7.646cm" svg:height="8.063cm" draw:z-index="13"><draw:image xlink:href="https://dzone.com/storage/temp/7408386-14.png" xlink:type="simple" xlink:show="embed" xlink:actuate="onLoad"/></draw:frame></text:p>
      <text:p text:style-name="Text_20_body">Code for the DELETE button:</text:p>
      <text:p text:style-name="P8">public void removeStudent(View view) {</text:p>
      <text:p text:style-name="P8"><text:s/>MyDBHandler dbHandler = new MyDBHandler(this, null,</text:p>
      <text:p text:style-name="P8"><text:s text:c="2"/>null, 1);</text:p>
      <text:p text:style-name="P8"><text:s/>boolean result = dbHandler.deleteHandler(Integer.parseInt(</text:p>
      <text:p text:style-name="P8"><text:s text:c="2"/>studentid.getText().toString()));</text:p>
      <text:p text:style-name="P8"><text:s/>if (result) {</text:p>
      <text:p text:style-name="P8"><text:s text:c="2"/>studentid.setText("");</text:p>
      <text:p text:style-name="P8"><text:s text:c="2"/>studentname.setText("");</text:p>
      <text:p text:style-name="P8"><text:s text:c="2"/>lst.setText("Record Deleted");</text:p>
      <text:p text:style-name="P8"><text:s/>} else</text:p>
      <text:p text:style-name="P8"><text:s text:c="2"/>studentid.setText("No Match Found");</text:p>
      <text:p text:style-name="P8">}</text:p>
      <text:p text:style-name="P5">In the XML file:</text:p>
      <text:p text:style-name="P8">&lt;Button</text:p>
      <text:p text:style-name="P8">android:id="@+id/btndelete"</text:p>
      <text:p text:style-name="P8">android:onClick="removeStudent"</text:p>
      <text:p text:style-name="P8">android:text="@string/Delete"</text:p>
      <text:p text:style-name="P8"><text:soft-page-break/>........ /&gt;</text:p>
      <text:p text:style-name="P5">The result looks like this:</text:p>
      <text:p text:style-name="Text_20_body"><draw:frame draw:style-name="fr1" draw:name="grafika15" text:anchor-type="as-char" svg:width="9.895cm" svg:height="10.855cm" draw:z-index="14"><draw:image xlink:href="https://dzone.com/storage/temp/7408396-15.png" xlink:type="simple" xlink:show="embed" xlink:actuate="onLoad"/></draw:frame><draw:frame draw:style-name="fr1" draw:name="grafika16" text:anchor-type="as-char" svg:width="6.177cm" svg:height="6.957cm" draw:z-index="15"><draw:image xlink:href="https://dzone.com/storage/temp/7408397-16.png" xlink:type="simple" xlink:show="embed" xlink:actuate="onLoad"/></draw:frame></text:p>
      <text:p text:style-name="Text_20_body">Code for the UPDATE button:</text:p>
      <text:p text:style-name="P8">public void updateStudent(View view) {</text:p>
      <text:p text:style-name="P8"><text:s/>MyDBHandler dbHandler = new MyDBHandler(this, null,</text:p>
      <text:p text:style-name="P8"><text:s text:c="2"/>null, 1);</text:p>
      <text:p text:style-name="P8"><text:s/>boolean result = dbHandler.updateHandler(Integer.parseInt(</text:p>
      <text:p text:style-name="P8"><text:s text:c="2"/>studentid.getText().toString()), studentname.getText().toString());</text:p>
      <text:p text:style-name="P8"><text:s/>if (result) {</text:p>
      <text:p text:style-name="P8"><text:s text:c="2"/>studentid.setText("");</text:p>
      <text:p text:style-name="P8"><text:s text:c="2"/>studentname.setText("");</text:p>
      <text:p text:style-name="P8"><text:s text:c="2"/>lst.setText("Record Updated");</text:p>
      <text:p text:style-name="P8"><text:s/>} else</text:p>
      <text:p text:style-name="P8"><text:s text:c="2"/>studentid.setText("No Match Found");</text:p>
      <text:p text:style-name="P8">}</text:p>
      <text:p text:style-name="P5">In the XML file:</text:p>
      <text:p text:style-name="P8">&lt;Button</text:p>
      <text:p text:style-name="P8">android:id="@+id/btnupdate"</text:p>
      <text:p text:style-name="P8">android:onClick="updateStudent"</text:p>
      <text:p text:style-name="P8">android:text="@string/Update"</text:p>
      <text:p text:style-name="P8">.... /&gt;</text:p>
      <text:p text:style-name="P5">The result looks like this:</text:p>
      <text:h text:style-name="Heading_20_2" text:outline-level="2"><text:soft-page-break/><draw:frame draw:style-name="fr1" draw:name="grafika18" text:anchor-type="as-char" svg:width="6.851cm" svg:height="9.451cm" draw:z-index="10"><draw:image xlink:href="https://dzone.com/storage/temp/7408404-18.png" xlink:type="simple" xlink:show="embed" xlink:actuate="onLoad"/><svg:title>Image title</svg:title></draw:frame><draw:frame draw:style-name="fr1" draw:name="grafika19" text:anchor-type="as-char" svg:width="6.951cm" svg:height="9.285cm" draw:z-index="11"><draw:image xlink:href="https://dzone.com/storage/temp/7408405-19.png" xlink:type="simple" xlink:show="embed" xlink:actuate="onLoad"/><svg:title>Image title</svg:title></draw:frame></text:h>
      <text:p text:style-name="Text_20_body"/>
      <text:p text:style-name="Standard"/>
      <text:p text:style-name="Standard"/>
      <text:p text:style-name="Standard">Source :https://dzone.com/articles/create-a-database-android-application-in-androi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eorgia" svg:font-family="Georgia, serif"/>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74cm" fo:border-left="none" fo:border-right="none" fo:border-top="none" fo:border-bottom="0.002cm solid #000000" style:join-border="false"/>
      <style:text-properties fo:font-style="italic" style:font-style-asian="italic" style:font-style-complex="italic"/>
    </style:style>
    <style:page-layout style:name="Mpm1">
      <style:page-layout-properties fo:page-width="29.7cm" fo:page-height="21.001cm" style:num-format="1" style:print-orientation="landscape" fo:margin-top="1cm" fo:margin-bottom="1cm" fo:margin-left="1cm" fo:margin-right="1cm" fo:background-color="transparent" style:writing-mode="lr-tb" style:footnote-max-height="0cm">
        <style:background-image/>
        <style:columns fo:column-count="2" fo:column-gap="0cm">
          <style:column style:rel-width="4819*" fo:start-indent="0cm" fo:end-indent="0cm"/>
          <style:column style:rel-width="4819*" fo:start-indent="0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Simple database</text:p>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4-08T16:53:02.49</meta:creation-date>
    <meta:document-statistic meta:table-count="1" meta:image-count="18" meta:object-count="0" meta:page-count="12" meta:paragraph-count="331" meta:word-count="1775" meta:character-count="13043"/>
    <dc:date>2018-04-08T17:09:13</dc:date>
    <meta:editing-duration>PT59S</meta:editing-duration>
    <meta:editing-cycles>1</meta:editing-cycles>
    <meta:generator>OpenOffice/4.1.3$Win32 OpenOffice.org_project/413m1$Build-9783</meta:generator>
  </office:meta>
</office:document-meta>
</file>